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5.0625in" table:align="left"/>
    </style:style>
    <style:style style:name="Table2.A" style:family="table-column">
      <style:table-column-properties style:column-width="0.8958in"/>
    </style:style>
    <style:style style:name="Table2.B" style:family="table-column">
      <style:table-column-properties style:column-width="1.4375in"/>
    </style:style>
    <style:style style:name="Table2.C" style:family="table-column">
      <style:table-column-properties style:column-width="1.1875in"/>
    </style:style>
    <style:style style:name="Table2.D" style:family="table-column">
      <style:table-column-properties style:column-width="1.541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0833in" table:align="left"/>
    </style:style>
    <style:style style:name="Table3.A" style:family="table-column">
      <style:table-column-properties style:column-width="0.8958in"/>
    </style:style>
    <style:style style:name="Table3.B" style:family="table-column">
      <style:table-column-properties style:column-width="1.4375in"/>
    </style:style>
    <style:style style:name="Table3.C" style:family="table-column">
      <style:table-column-properties style:column-width="1.1875in"/>
    </style:style>
    <style:style style:name="Table3.D" style:family="table-column">
      <style:table-column-properties style:column-width="1.5625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tyle="normal" fo:font-weight="normal" officeooo:rsid="0066d493" officeooo:paragraph-rsid="0066d493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tyle="normal" fo:font-weight="bold" officeooo:rsid="006af965" officeooo:paragraph-rsid="006af965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4ce981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f89bf" officeooo:paragraph-rsid="004f89b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f3bed" officeooo:paragraph-rsid="003f3be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05128" officeooo:paragraph-rsid="00305128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43aad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6af96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dc985" officeooo:paragraph-rsid="004dc985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6c5ac7" officeooo:paragraph-rsid="006c5ac7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4ce981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4ce981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"/>
    </style:style>
    <style:style style:name="P15" style:family="paragraph" style:parent-style-name="Table_20_Heading">
      <style:paragraph-properties fo:text-align="start" style:justify-single-word="false"/>
      <style:text-properties style:font-name="DejaVu Sans Condensed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paragraph-rsid="001bf317"/>
    </style:style>
    <style:style style:name="P1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dc985" officeooo:paragraph-rsid="004f89bf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dc985" officeooo:paragraph-rsid="004dc985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dc985" officeooo:paragraph-rsid="005f63f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f89bf" officeooo:paragraph-rsid="004f89bf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f89bf" officeooo:paragraph-rsid="00638b4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63f4" officeooo:paragraph-rsid="00638b44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63f4" officeooo:paragraph-rsid="005f63f4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06e1f" officeooo:paragraph-rsid="005f63f4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701d3c" officeooo:paragraph-rsid="00701d3c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tyle="normal" fo:font-weight="normal" officeooo:rsid="004f89bf" officeooo:paragraph-rsid="00638b44" style:font-style-asian="normal" style:font-weight-asian="normal" style:font-style-complex="normal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tyle="normal" fo:font-weight="normal" officeooo:rsid="004f89bf" officeooo:paragraph-rsid="004f89bf" style:font-style-asian="normal" style:font-weight-asian="normal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tyle="normal" fo:font-weight="normal" officeooo:rsid="00638b44" officeooo:paragraph-rsid="00638b44" style:font-style-asian="normal" style:font-weight-asian="normal" style:font-style-complex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tyle="normal" fo:font-weight="normal" officeooo:rsid="0066d493" officeooo:paragraph-rsid="0066d493" style:font-style-asian="normal" style:font-weight-asian="normal" style:font-style-complex="normal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4dc985" officeooo:paragraph-rsid="004f89bf" style:font-weight-asian="normal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style:font-name="DejaVu Sans Condensed" officeooo:rsid="004dc985" officeooo:paragraph-rsid="004dc985"/>
    </style:style>
    <style:style style:name="P32" style:family="paragraph" style:parent-style-name="Standard" style:list-style-name="L5">
      <style:paragraph-properties fo:text-align="start" style:justify-single-word="false"/>
      <style:text-properties officeooo:paragraph-rsid="00762589"/>
    </style:style>
    <style:style style:name="P33" style:family="paragraph" style:parent-style-name="Standard" style:list-style-name="L6">
      <style:paragraph-properties fo:text-align="start" style:justify-single-word="false"/>
      <style:text-properties officeooo:paragraph-rsid="0075220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0b482" style:font-weight-asian="bold" style:font-weight-complex="bold"/>
    </style:style>
    <style:style style:name="T3" style:family="text">
      <style:text-properties fo:font-weight="bold" officeooo:rsid="00539c17" style:font-weight-asian="bold" style:font-weight-complex="bold"/>
    </style:style>
    <style:style style:name="T4" style:family="text">
      <style:text-properties fo:font-weight="bold" officeooo:rsid="00606e1f" style:font-weight-asian="bold" style:font-weight-complex="bold"/>
    </style:style>
    <style:style style:name="T5" style:family="text">
      <style:text-properties fo:font-weight="bold" officeooo:rsid="005f63f4" style:font-weight-asian="bold" style:font-weight-complex="bold"/>
    </style:style>
    <style:style style:name="T6" style:family="text">
      <style:text-properties fo:font-weight="bold" officeooo:rsid="00638b44" style:font-weight-asian="bold" style:font-weight-complex="bold"/>
    </style:style>
    <style:style style:name="T7" style:family="text">
      <style:text-properties officeooo:rsid="0035db3e"/>
    </style:style>
    <style:style style:name="T8" style:family="text">
      <style:text-properties fo:font-size="12pt" fo:font-weight="bold" officeooo:rsid="00411013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431195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264d9d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43aadc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3395b7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50a191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522519" style:font-size-asian="12pt" style:font-weight-asian="bold" style:font-size-complex="12pt" style:font-weight-complex="bold"/>
    </style:style>
    <style:style style:name="T17" style:family="text">
      <style:text-properties fo:font-size="12pt" fo:font-style="normal" style:font-size-asian="12pt" style:font-style-asian="normal" style:font-size-complex="12pt" style:font-style-complex="normal"/>
    </style:style>
    <style:style style:name="T18" style:family="text">
      <style:text-properties fo:font-size="12pt" fo:font-style="normal" officeooo:rsid="004f89bf" style:font-size-asian="12pt" style:font-style-asian="normal" style:font-size-complex="12pt" style:font-style-complex="normal"/>
    </style:style>
    <style:style style:name="T19" style:family="text">
      <style:text-properties fo:font-size="12pt" fo:font-style="normal" officeooo:rsid="005f63f4" style:font-size-asian="12pt" style:font-style-asian="normal" style:font-size-complex="12pt" style:font-style-complex="normal"/>
    </style:style>
    <style:style style:name="T20" style:family="text">
      <style:text-properties fo:font-size="12pt" fo:font-style="normal" officeooo:rsid="0066d493" style:font-size-asian="12pt" style:font-style-asian="normal" style:font-size-complex="12pt" style:font-style-complex="normal"/>
    </style:style>
    <style:style style:name="T2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size="12pt" fo:font-style="normal" fo:font-weight="bold" officeooo:rsid="004f89bf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size="12pt" fo:font-style="normal" fo:font-weight="bold" officeooo:rsid="005f63f4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size="12pt" fo:font-style="normal" fo:font-weight="bold" officeooo:rsid="0066d493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font-size="12pt" fo:font-weight="normal" officeooo:rsid="001bf317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text-line-through-style="none" style:text-line-through-type="none" fo:font-size="12pt" fo:font-style="normal" fo:font-weight="normal" officeooo:rsid="003f3bed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text-line-through-style="none" style:text-line-through-type="non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style="normal" fo:font-weight="normal" officeooo:rsid="00752204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officeooo:rsid="0058eea6"/>
    </style:style>
    <style:style style:name="T31" style:family="text">
      <style:text-properties officeooo:rsid="00606e1f"/>
    </style:style>
    <style:style style:name="T32" style:family="text">
      <style:text-properties officeooo:rsid="005f63f4"/>
    </style:style>
    <style:style style:name="T33" style:family="text">
      <style:text-properties officeooo:rsid="00638b44"/>
    </style:style>
    <style:style style:name="T34" style:family="text">
      <style:text-properties officeooo:rsid="0066ff50"/>
    </style:style>
    <style:style style:name="T35" style:family="text">
      <style:text-properties officeooo:rsid="006843a9"/>
    </style:style>
    <style:style style:name="T36" style:family="text">
      <style:text-properties officeooo:rsid="0068da85"/>
    </style:style>
    <style:style style:name="T37" style:family="text">
      <style:text-properties officeooo:rsid="00696e63"/>
    </style:style>
    <style:style style:name="T38" style:family="text">
      <style:text-properties officeooo:rsid="006af965"/>
    </style:style>
    <style:style style:name="T39" style:family="text">
      <style:text-properties officeooo:rsid="006c5350"/>
    </style:style>
    <style:style style:name="T40" style:family="text">
      <style:text-properties officeooo:rsid="006c5ac7"/>
    </style:style>
    <style:style style:name="T41" style:family="text">
      <style:text-properties officeooo:rsid="0071f856"/>
    </style:style>
    <style:style style:name="T42" style:family="text">
      <style:text-properties officeooo:rsid="00723d7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2">1<text:span text:style-name="T7">xx</text:span> - Controls</text:p>
          </table:table-cell>
          <table:table-cell table:style-name="Table1.B1" office:value-type="string">
            <text:p text:style-name="P13">2xx - Ground</text:p>
          </table:table-cell>
          <table:table-cell table:style-name="Table1.B1" office:value-type="string">
            <text:p text:style-name="P13">3xx - Flight</text:p>
          </table:table-cell>
          <table:table-cell table:style-name="Table1.B1" office:value-type="string">
            <text:p text:style-name="P13">4xx - A2A</text:p>
          </table:table-cell>
          <table:table-cell table:style-name="Table1.E1" office:value-type="string">
            <text:p text:style-name="P13">5xx - A2G</text:p>
          </table:table-cell>
          <table:table-cell table:style-name="Table1.F1" office:value-type="string">
            <text:p text:style-name="P13">6xx - Misc</text:p>
          </table:table-cell>
        </table:table-row>
      </table:table>
      <text:p text:style-name="P3"><text:span text:style-name="T8">5</text:span><text:span text:style-name="T9">0</text:span><text:span text:style-name="T8">1</text:span><text:span text:style-name="T10"> - </text:span><text:span text:style-name="T11">A/G </text:span><text:span text:style-name="T12">- </text:span><text:span text:style-name="T13">Pilot - </text:span><text:span text:style-name="T15">Guns, </text:span><text:span text:style-name="T14">Rockets</text:span></text:p>
      <text:p text:style-name="P4"/>
      <text:p text:style-name="P5">Fence In</text:p>
      <text:list text:style-name="L1">
        <text:list-item>
          <text:p text:style-name="P16"><text:span text:style-name="T16">MASTER ARM</text:span><text:span text:style-name="T25"> ... </text:span><text:span text:style-name="T11">ON</text:span></text:p>
        </text:list-item>
      </text:list>
      <text:p text:style-name="P8"/>
      <text:p text:style-name="P6">Gun strafing</text:p>
      <text:list xml:id="list985947289" text:style-name="L2">
        <text:list-item>
          <text:p text:style-name="P17">Setup:</text:p>
          <text:list>
            <text:list-item>
              <text:p text:style-name="P25"><text:span text:style-name="T2">P</text:span><text:span text:style-name="T1">inky Switch</text:span> ... <text:span text:style-name="T1">GUN</text:span> (<text:span text:style-name="T1">Pinky Hat up</text:span>, GUN will show on A/A weapon indicator<text:span text:style-name="T41"> light</text:span><text:span text:style-name="T42">s</text:span>)</text:p>
            </text:list-item>
            <text:list-item>
              <text:p text:style-name="P17"><text:span text:style-name="T2">Sight Mode</text:span><text:span text:style-name="T1"> knob</text:span> ... <text:span text:style-name="T6">CAGE</text:span><text:span text:style-name="T33">, or </text:span><text:span text:style-name="T6">A/G</text:span><text:span text:style-name="T33"> if using reticle depression</text:span></text:p>
            </text:list-item>
            <text:list-item>
              <text:p text:style-name="P20"><text:span text:style-name="T3">Reticle Depression knob</text:span> ... <text:span text:style-name="T6">a</text:span><text:span text:style-name="T1">s needed</text:span><text:span text:style-name="T38"> (see below)</text:span></text:p>
            </text:list-item>
            <text:list-item>
              <text:p text:style-name="P26"><text:span text:style-name="T1">Station Select buttons</text:span> ... <text:span text:style-name="T1">GUN</text:span><text:span text:style-name="T38"> (</text:span><text:span text:style-name="T39">f</text:span>or gun pods<text:span text:style-name="T38">,</text:span> <text:span text:style-name="T38">s</text:span>elect gun pod stations<text:span text:style-name="T38">)</text:span></text:p>
            </text:list-item>
            <text:list-item>
              <text:p text:style-name="P22"><text:span text:style-name="T1">Fuze switch</text:span> ... <text:span text:style-name="T1">ignored</text:span></text:p>
            </text:list-item>
            <text:list-item>
              <text:p text:style-name="P30"><text:span text:style-name="T21">Delivery Mode knob</text:span><text:span text:style-name="T17"> ... </text:span><text:span text:style-name="T24">OFF</text:span><text:span text:style-name="T20"> or </text:span><text:span text:style-name="T24">DIRECT</text:span></text:p>
            </text:list-item>
            <text:list-item>
              <text:p text:style-name="P30"><text:span text:style-name="T21">Weapon Selector knob</text:span><text:span text:style-name="T17"> ... </text:span><text:span text:style-name="T23">n</text:span><text:span text:style-name="T22">ot</text:span><text:span text:style-name="T18"> </text:span><text:span text:style-name="T22">TV</text:span><text:span text:style-name="T18"> or </text:span><text:span text:style-name="T22">ARM</text:span><text:span text:style-name="T18"> (any other setting OK</text:span><text:span text:style-name="T19">??</text:span><text:span text:style-name="T18">)</text:span></text:p>
            </text:list-item>
            <text:list-item>
              <text:p text:style-name="P28"><text:span text:style-name="T1">AWRU INTRVL</text:span> and <text:span text:style-name="T1">QTY</text:span> knobs ... <text:span text:style-name="T1">ignored</text:span></text:p>
            </text:list-item>
            <text:list-item>
              <text:p text:style-name="P21"><text:span text:style-name="T1">RATE switch</text:span> ... <text:span text:style-name="T1">HIGH</text:span> or <text:span text:style-name="T1">LOW</text:span> as needed<text:span text:style-name="T30"> (center console left)</text:span></text:p>
            </text:list-item>
          </text:list>
        </text:list-item>
        <text:list-item>
          <text:p text:style-name="P27">Press <text:span text:style-name="T1">Trigger</text:span> to fire.</text:p>
        </text:list-item>
        <text:list-item>
          <text:p text:style-name="P29"><text:span text:style-name="T34">NOTE</text:span> <text:span text:style-name="T35">T</text:span>he gun will continue to fire 5 to 11 more rounds<text:span text:style-name="T36"> (approx 1 sec)</text:span> after the trigger is released<text:span text:style-name="T37">,</text:span> to clear the gun. <text:s/>This is not affected by the AUTO CLEAR switch (that's only for the external gun pods).</text:p>
        </text:list-item>
      </text:list>
      <text:p text:style-name="P1"/>
      <text:p text:style-name="P2">Gun sight depressions (from Heatblur F-4E manual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5">Altitude</text:p>
            </table:table-cell>
            <table:table-cell table:style-name="Table2.A1" office:value-type="string">
              <text:p text:style-name="P15">Speed</text:p>
            </table:table-cell>
            <table:table-cell table:style-name="Table2.A1" office:value-type="string">
              <text:p text:style-name="P15">Dive Angle</text:p>
            </table:table-cell>
            <table:table-cell table:style-name="Table2.A1" office:value-type="string">
              <text:p text:style-name="P15">Sight Depression</text:p>
            </table:table-cell>
          </table:table-row>
        </table:table-header-rows>
        <table:table-row>
          <table:table-cell table:style-name="Table2.A1" office:value-type="string">
            <text:p text:style-name="P14">3000 ft</text:p>
          </table:table-cell>
          <table:table-cell table:style-name="Table2.A1" office:value-type="string">
            <text:p text:style-name="P14">425 - 450 KCAS</text:p>
          </table:table-cell>
          <table:table-cell table:style-name="Table2.A1" office:value-type="string">
            <text:p text:style-name="P14">10 - 15°</text:p>
          </table:table-cell>
          <table:table-cell table:style-name="Table2.A1" office:value-type="string">
            <text:p text:style-name="P14">100 - 110 mil</text:p>
          </table:table-cell>
        </table:table-row>
        <table:table-row>
          <table:table-cell table:style-name="Table2.A1" office:value-type="string">
            <text:p text:style-name="P14">2500 ft</text:p>
          </table:table-cell>
          <table:table-cell table:style-name="Table2.A1" office:value-type="string">
            <text:p text:style-name="P14">425 - 450 KCAS</text:p>
          </table:table-cell>
          <table:table-cell table:style-name="Table2.A1" office:value-type="string">
            <text:p text:style-name="P14">10 - 15°</text:p>
          </table:table-cell>
          <table:table-cell table:style-name="Table2.A1" office:value-type="string">
            <text:p text:style-name="P14">80 - 90 mil</text:p>
          </table:table-cell>
        </table:table-row>
        <table:table-row>
          <table:table-cell table:style-name="Table2.A1" office:value-type="string">
            <text:p text:style-name="P14">2000 ft</text:p>
          </table:table-cell>
          <table:table-cell table:style-name="Table2.A1" office:value-type="string">
            <text:p text:style-name="P14">425 - 450 KCAS</text:p>
          </table:table-cell>
          <table:table-cell table:style-name="Table2.A1" office:value-type="string">
            <text:p text:style-name="P14">10 - 15°</text:p>
          </table:table-cell>
          <table:table-cell table:style-name="Table2.A1" office:value-type="string">
            <text:p text:style-name="P14">70 mil</text:p>
          </table:table-cell>
        </table:table-row>
        <table:table-row>
          <table:table-cell table:style-name="Table2.A1" office:value-type="string">
            <text:p text:style-name="P14">1500 ft</text:p>
          </table:table-cell>
          <table:table-cell table:style-name="Table2.A1" office:value-type="string">
            <text:p text:style-name="P14">425 - 450 KCAS</text:p>
          </table:table-cell>
          <table:table-cell table:style-name="Table2.A1" office:value-type="string">
            <text:p text:style-name="P14">10 - 15°</text:p>
          </table:table-cell>
          <table:table-cell table:style-name="Table2.A1" office:value-type="string">
            <text:p text:style-name="P14">50 - 55 mil</text:p>
          </table:table-cell>
        </table:table-row>
        <table:table-row>
          <table:table-cell table:style-name="Table2.A1" office:value-type="string">
            <text:p text:style-name="P14">1000 ft</text:p>
          </table:table-cell>
          <table:table-cell table:style-name="Table2.A1" office:value-type="string">
            <text:p text:style-name="P14">425 - 450 KCAS</text:p>
          </table:table-cell>
          <table:table-cell table:style-name="Table2.A1" office:value-type="string">
            <text:p text:style-name="P14">10 - 15°</text:p>
          </table:table-cell>
          <table:table-cell table:style-name="Table2.A1" office:value-type="string">
            <text:p text:style-name="P14">40 - 45 mil</text:p>
          </table:table-cell>
        </table:table-row>
      </table:table>
      <text:list text:style-name="L5">
        <text:list-item>
          <text:p text:style-name="P32"><text:span text:style-name="T29">Slower and/or higher altitude will hit low, faster and/or lower altitude will hit high.</text:span></text:p>
        </text:list-item>
      </text:list>
      <text:p text:style-name="P9"/>
      <text:p text:style-name="P7">Rockets</text:p>
      <text:list xml:id="list2380870392" text:style-name="L3">
        <text:list-item>
          <text:p text:style-name="P18">Setup:</text:p>
          <text:list>
            <text:list-item>
              <text:p text:style-name="P19"><text:span text:style-name="T2">Sight Mode</text:span><text:span text:style-name="T1"> knob</text:span> ... <text:span text:style-name="T1">A/</text:span><text:span text:style-name="T5">G</text:span><text:span text:style-name="T32">, or </text:span><text:span text:style-name="T5">CAGE</text:span><text:span text:style-name="T32"> for point-blank</text:span></text:p>
            </text:list-item>
            <text:list-item>
              <text:p text:style-name="P23"><text:span text:style-name="T1">Reticle Depression</text:span> ... <text:span text:style-name="T1">as needed</text:span><text:span text:style-name="T40"> (see below)</text:span></text:p>
            </text:list-item>
            <text:list-item>
              <text:p text:style-name="P23"><text:span text:style-name="T1">Station Selection buttons</text:span> ... <text:span text:style-name="T1">weapon stations selected</text:span></text:p>
            </text:list-item>
            <text:list-item>
              <text:p text:style-name="P23"><text:span text:style-name="T1">Fuze switch</text:span> ... <text:span text:style-name="T1">ignored</text:span></text:p>
            </text:list-item>
            <text:list-item>
              <text:p text:style-name="P18"><text:span text:style-name="T1">Delivery Mode knob</text:span> ... <text:span text:style-name="T5">DIRECT</text:span></text:p>
            </text:list-item>
            <text:list-item>
              <text:p text:style-name="P18"><text:span text:style-name="T1">Weapon Selector knob</text:span> ... <text:span text:style-name="T1">RKTS &amp; DISP</text:span></text:p>
            </text:list-item>
            <text:list-item>
              <text:p text:style-name="P23"><text:span text:style-name="T1">AWRU INTRVL knob</text:span> and <text:span text:style-name="T1">switch</text:span> ... <text:span text:style-name="T1">as needed</text:span></text:p>
            </text:list-item>
            <text:list-item>
              <text:p text:style-name="P19"><text:span text:style-name="T1">AWRU </text:span><text:span text:style-name="T4">QTY knob</text:span><text:span text:style-name="T31"> </text:span>... <text:span text:style-name="T1">as needed</text:span><text:span text:style-name="T4">:</text:span>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24"><text:span text:style-name="T1">C</text:span> ... (Continuous ripple) While pickle is held, <text:span text:style-name="T32">fires</text:span> one <text:span text:style-name="T32">rocket </text:span>at a time from <text:span text:style-name="T32">the outermost </text:span>selected stations<text:span text:style-name="T32"> only</text:span>, at selected intervals.<text:span text:style-name="T32"> <text:s/>If only one symmetrical station is selected, fires single rockets from that station.</text:span></text:p>
                </text:list-item>
                <text:list-item>
                  <text:p text:style-name="P24"><text:span text:style-name="T1">S</text:span> ... (continuous Salvo) While pickle is held, <text:span text:style-name="T32">fires </text:span>one <text:span text:style-name="T32">rocket </text:span>simultaneously from each selected station, at selected intervals.<text:span text:style-name="T32"> <text:s/>Cycles through pods on MER if equipped.</text:span></text:p>
                </text:list-item>
                <text:list-item>
                  <text:p text:style-name="P24"><text:span text:style-name="T1">P</text:span> ... (Pairs) With each pickle press, <text:span text:style-name="T32">fires a pair of rockets from the outermost </text:span>selected symmetrical stations<text:span text:style-name="T32"> only. <text:s/>Cycles through pods on MER if equipped. <text:s/>If only one symmetrical station is selected, fires pairs from that station.</text:span> <text:s/><text:span text:style-name="T32">Fires</text:span> singles from centerline station. <text:s/>Ignores interval.</text:p>
                </text:list-item>
                <text:list-item>
                  <text:p text:style-name="P24"><text:span text:style-name="T1">Numbers 1-18</text:span> ... While pickle is held, <text:span text:style-name="T32">fires </text:span>up to N <text:span text:style-name="T32">rockets</text:span> total, one at a time from selected stations, outside in, at selected intervals.</text:p>
                </text:list-item>
              </text:list>
            </text:list-item>
          </text:list>
        </text:list-item>
      </text:list>
      <text:list xml:id="list42224935723768" text:continue-list="list2380870392" text:style-name="L3">
        <text:list-item>
          <text:p text:style-name="P31"><text:span text:style-name="T27">P</text:span><text:span text:style-name="T26">ut pipper on target, press </text:span><text:span text:style-name="T28">Red Button</text:span><text:span text:style-name="T26"> to fire.</text:span></text:p>
        </text:list-item>
        <text:list-item>
          <text:p text:style-name="P23">Accuracy is poor.</text:p>
        </text:list-item>
      </text:list>
      <text:p text:style-name="P10"/>
      <text:p text:style-name="P11">Rocket sight depressions (from Heatblur F-4E manual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5">Altitude</text:p>
            </table:table-cell>
            <table:table-cell table:style-name="Table3.A1" office:value-type="string">
              <text:p text:style-name="P15">Speed</text:p>
            </table:table-cell>
            <table:table-cell table:style-name="Table3.A1" office:value-type="string">
              <text:p text:style-name="P15">Dive Angle</text:p>
            </table:table-cell>
            <table:table-cell table:style-name="Table3.A1" office:value-type="string">
              <text:p text:style-name="P15">Sight Depression</text:p>
            </table:table-cell>
          </table:table-row>
        </table:table-header-rows>
        <table:table-row>
          <table:table-cell table:style-name="Table3.A1" office:value-type="string">
            <text:p text:style-name="P14">2500 ft</text:p>
          </table:table-cell>
          <table:table-cell table:style-name="Table3.A1" office:value-type="string">
            <text:p text:style-name="P14">450 - 500 KCAS</text:p>
          </table:table-cell>
          <table:table-cell table:style-name="Table3.A1" office:value-type="string">
            <text:p text:style-name="P14">10°</text:p>
          </table:table-cell>
          <table:table-cell table:style-name="Table3.A1" office:value-type="string">
            <text:p text:style-name="P14">30 mil</text:p>
          </table:table-cell>
        </table:table-row>
        <table:table-row>
          <table:table-cell table:style-name="Table3.A1" office:value-type="string">
            <text:p text:style-name="P14">2500 ft</text:p>
          </table:table-cell>
          <table:table-cell table:style-name="Table3.A1" office:value-type="string">
            <text:p text:style-name="P14">425 - 475 KCAS</text:p>
          </table:table-cell>
          <table:table-cell table:style-name="Table3.A1" office:value-type="string">
            <text:p text:style-name="P14">20°</text:p>
          </table:table-cell>
          <table:table-cell table:style-name="Table3.A1" office:value-type="string">
            <text:p text:style-name="P14">25 mil</text:p>
          </table:table-cell>
        </table:table-row>
        <table:table-row>
          <table:table-cell table:style-name="Table3.A1" office:value-type="string">
            <text:p text:style-name="P14">3000 ft</text:p>
          </table:table-cell>
          <table:table-cell table:style-name="Table3.A1" office:value-type="string">
            <text:p text:style-name="P14">400 - 425 KCAS</text:p>
          </table:table-cell>
          <table:table-cell table:style-name="Table3.A1" office:value-type="string">
            <text:p text:style-name="P14">30°</text:p>
          </table:table-cell>
          <table:table-cell table:style-name="Table3.A1" office:value-type="string">
            <text:p text:style-name="P14">15 mil</text:p>
          </table:table-cell>
        </table:table-row>
        <table:table-row>
          <table:table-cell table:style-name="Table3.A1" office:value-type="string">
            <text:p text:style-name="P14">3000 ft</text:p>
          </table:table-cell>
          <table:table-cell table:style-name="Table3.A1" office:value-type="string">
            <text:p text:style-name="P14">400 - 425 KCAS</text:p>
          </table:table-cell>
          <table:table-cell table:style-name="Table3.A1" office:value-type="string">
            <text:p text:style-name="P14">45°</text:p>
          </table:table-cell>
          <table:table-cell table:style-name="Table3.A1" office:value-type="string">
            <text:p text:style-name="P14">0 - 10 mil</text:p>
          </table:table-cell>
        </table:table-row>
      </table:table>
      <text:list text:style-name="L6">
        <text:list-item>
          <text:p text:style-name="P33"><text:span text:style-name="T29">Slower and/or higher altitude will hit low, faster and/or lower altitude will hit high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12-30T04:22:24.322000000</dc:date>
    <meta:editing-duration>PT17H45M55S</meta:editing-duration>
    <meta:editing-cycles>97</meta:editing-cycles>
    <meta:generator>LibreOffice/7.4.5.1$Windows_X86_64 LibreOffice_project/9c0871452b3918c1019dde9bfac75448afc4b57f</meta:generator>
    <meta:document-statistic meta:table-count="3" meta:image-count="0" meta:object-count="0" meta:page-count="1" meta:paragraph-count="86" meta:word-count="550" meta:character-count="2785" meta:non-whitespace-character-count="2344"/>
  </office:meta>
</office:document-meta>
</file>